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>
      <style:paragraph-properties fo:margin-top="0cm" fo:margin-bottom="0cm" loext:contextual-spacing="false" style:writing-mode="lr-tb"/>
    </style:style>
    <style:style style:name="P3" style:family="paragraph" style:parent-style-name="Text_20_body" style:list-style-name="L2">
      <style:paragraph-properties fo:margin-top="0cm" fo:margin-bottom="0cm" loext:contextual-spacing="false" style:writing-mode="lr-tb"/>
    </style:style>
    <style:style style:name="P4" style:family="paragraph" style:parent-style-name="Text_20_body" style:list-style-name="L1">
      <style:paragraph-properties style:writing-mode="lr-tb"/>
    </style:style>
    <style:style style:name="P5" style:family="paragraph" style:parent-style-name="Text_20_body" style:list-style-name="L2">
      <style:paragraph-properties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LP - TP3</text:p>
      <text:list xml:id="list6020032192359285339" text:style-name="L1">
        <text:list-item>
          <text:p text:style-name="P2">Entraîner un modèle word2vec (Gensim)</text:p>
          <text:list>
            <text:list-item>
              <text:p text:style-name="P2">Décrire les paramètres du (ou des) modèle entraîné</text:p>
              <text:list>
                <text:list-item>
                  <text:p text:style-name="P2">Taille, nombre de mots encodés, temps d'entraînement</text:p>
                </text:list-item>
              </text:list>
            </text:list-item>
            <text:list-item>
              <text:p text:style-name="P2">Décrire les problèmes rencontrés</text:p>
            </text:list-item>
          </text:list>
        </text:list-item>
        <text:list-item>
          <text:p text:style-name="P2">Trouver les mots proches (i.e.14) selon leur vecteur (Spacy)</text:p>
          <text:list>
            <text:list-item>
              <text:p text:style-name="P2">prune_vectors (ou comme bon nous semble)</text:p>
            </text:list-item>
            <text:list-item>
              <text:p text:style-name="P2">Selon un critère à préciser, en ordre décroissant de proximité</text:p>
            </text:list-item>
            <text:list-item>
              <text:p text:style-name="P2">Remettre un fichier "voisins" faisant au maximum 1Mo</text:p>
            </text:list-item>
            <text:list-item>
              <text:p text:style-name="P2">Expliquer comment s'est effectuée la coupure du fichier</text:p>
            </text:list-item>
          </text:list>
        </text:list-item>
        <text:list-item>
          <text:p text:style-name="P2">Fournir une analyse quali et/ou quanti des regroupements opérés</text:p>
          <text:list>
            <text:list-item>
              <text:p text:style-name="P2">Remettre un fichier "annotations" d'au moins 200 annotations où sont précisées les étiquettes</text:p>
              <text:list>
                <text:list-item>
                  <text:p text:style-name="P2">cohyponymes, hyponymes, related, partof, morpho, etc.</text:p>
                </text:list-item>
                <text:list-item>
                  <text:p text:style-name="P2">Doit faire au maximum 1Mo</text:p>
                </text:list-item>
              </text:list>
            </text:list-item>
          </text:list>
        </text:list-item>
        <text:list-item>
          <text:p text:style-name="P4">Remettre un rapport d'au plus 4 pages qui indique nos observations</text:p>
        </text:list-item>
      </text:list>
      <text:p text:style-name="Text_20_body"><text:line-break/><text:line-break/><text:line-break/>Relations:</text:p>
      <text:list xml:id="list2583975637877200738" text:style-name="L2">
        <text:list-item>
          <text:p text:style-name="P3">MERONYM (partof)</text:p>
          <text:list>
            <text:list-item>
              <text:p text:style-name="P3">bras est MERO de corps</text:p>
            </text:list-item>
          </text:list>
        </text:list-item>
        <text:list-item>
          <text:p text:style-name="P3">HOLONYM (contains)</text:p>
          <text:list>
            <text:list-item>
              <text:p text:style-name="P3">corps est HOLO de bras</text:p>
            </text:list-item>
          </text:list>
        </text:list-item>
        <text:list-item>
          <text:p text:style-name="P3">HYPERONYM (sens inclus)</text:p>
          <text:list>
            <text:list-item>
              <text:p text:style-name="P3">fruit est HYPER de pomme</text:p>
            </text:list-item>
          </text:list>
        </text:list-item>
        <text:list-item>
          <text:p text:style-name="P3">HYPONYM (sens plus spécifique)</text:p>
          <text:list>
            <text:list-item>
              <text:p text:style-name="P3">pomme est HYPO de fruit</text:p>
            </text:list-item>
          </text:list>
        </text:list-item>
        <text:list-item>
          <text:p text:style-name="P3">COHYPONYM (siblings / même hyperonyme)</text:p>
          <text:list>
            <text:list-item>
              <text:p text:style-name="P3">pomme et poire</text:p>
            </text:list-item>
          </text:list>
        </text:list-item>
        <text:list-item>
          <text:p text:style-name="P3">RELATED</text:p>
        </text:list-item>
        <text:list-item>
          <text:p text:style-name="P3">MORPHO</text:p>
        </text:list-item>
        <text:list-item>
          <text:p text:style-name="P3">MADEOF</text:p>
        </text:list-item>
        <text:list-item>
          <text:p text:style-name="P3">PRODUCES</text:p>
        </text:list-item>
        <text:list-item>
          <text:p text:style-name="P3">REQUIRES</text:p>
        </text:list-item>
        <text:list-item>
          <text:p text:style-name="P3">SYNONYM</text:p>
        </text:list-item>
        <text:list-item>
          <text:p text:style-name="P5">ANTONYM</text:p>
        </text:list-item>
      </text:list>
      <text:p text:style-name="Text_20_body"><text:soft-page-break/><text:line-break/><text:line-break/>Bless dataset:<text:line-break/>- hypero<text:line-break/>- cohypo<text:line-break/>- mero<text:line-break/>- attribute<text:line-break/>- related<text:line-break/><text:line-break/>WordSim dataset:<text:line-break/>- synonym<text:line-break/>- antonym<text:line-break/>- hypero<text:line-break/>- hypo<text:line-break/>- cohypo<text:line-break/>- mero (partof)<text:line-break/>- holo (madeof)<text:line-break/>- related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1:40:29.953381755</meta:creation-date>
    <dc:date>2019-11-30T21:40:41.812682877</dc:date>
    <meta:editing-duration>PT12S</meta:editing-duration>
    <meta:editing-cycles>1</meta:editing-cycles>
    <meta:document-statistic meta:table-count="0" meta:image-count="0" meta:object-count="0" meta:page-count="2" meta:paragraph-count="34" meta:word-count="222" meta:character-count="1241" meta:non-whitespace-character-count="1077"/>
    <meta:generator>LibreOffice/5.1.6.2$Linux_X86_64 LibreOffice_project/10m0$Build-2</meta:generator>
  </office:meta>
</office:document-meta>
</file>